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  <style:text-properties fo:color="#000000" loext:opacity="100%" style:font-name="Calibri" fo:font-size="11pt" fo:language="fr" fo:country="FR" fo:font-style="normal" style:text-underline-style="none" fo:font-weight="normal" officeooo:rsid="00623d70" officeooo:paragraph-rsid="0081fb15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Text_20_body" style:list-style-name="L1">
      <style:paragraph-properties fo:margin-top="0cm" fo:margin-bottom="0cm" style:contextual-spacing="false"/>
      <style:text-properties fo:color="#000000" loext:opacity="100%" style:font-name="Calibri" fo:font-size="11pt" fo:language="fr" fo:country="FR" fo:font-style="normal" style:text-underline-style="none" fo:font-weight="normal" officeooo:rsid="00623d70" officeooo:paragraph-rsid="00acc755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Text_20_body" style:list-style-name="L1">
      <style:paragraph-properties fo:margin-top="0cm" fo:margin-bottom="0cm" style:contextual-spacing="false"/>
      <style:text-properties fo:color="#000000" loext:opacity="100%" style:font-name="Calibri" fo:font-size="11pt" fo:language="fr" fo:country="FR" fo:font-style="normal" style:text-underline-style="none" fo:font-weight="normal" officeooo:rsid="00636e6c" officeooo:paragraph-rsid="00890c44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fo:color="#000000" loext:opacity="100%" style:font-name="Calibri" fo:font-size="11pt" fo:language="fr" fo:country="FR" fo:font-style="normal" style:text-underline-style="none" fo:font-weight="normal" officeooo:rsid="00636e6c" officeooo:paragraph-rsid="00acc755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fo:color="#000000" loext:opacity="100%" style:font-name="Calibri" fo:font-size="11pt" fo:language="fr" fo:country="FR" fo:font-style="normal" style:text-underline-style="none" fo:font-weight="normal" officeooo:rsid="00874ea0" officeooo:paragraph-rsid="00874ea0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fo:color="#000000" loext:opacity="100%" style:font-name="Calibri" fo:font-size="11pt" fo:language="fr" fo:country="FR" fo:font-style="normal" style:text-underline-style="none" fo:font-weight="normal" officeooo:rsid="00874ea0" officeooo:paragraph-rsid="00acc755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Text_20_body">
      <style:paragraph-properties fo:margin-top="0cm" fo:margin-bottom="0cm" style:contextual-spacing="false"/>
      <style:text-properties fo:color="#000000" loext:opacity="100%" style:font-name="Calibri" fo:font-size="11pt" fo:language="fr" fo:country="FR" fo:font-style="italic" style:text-underline-style="none" fo:font-weight="normal" officeooo:rsid="00623d70" officeooo:paragraph-rsid="00910085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Text_20_body">
      <style:paragraph-properties fo:margin-top="0cm" fo:margin-bottom="0cm" style:contextual-spacing="false"/>
      <style:text-properties fo:color="#000000" loext:opacity="100%" style:font-name="Calibri" fo:font-size="11pt" fo:language="fr" fo:country="FR" fo:font-style="italic" style:text-underline-style="none" fo:font-weight="normal" officeooo:rsid="00623d70" officeooo:paragraph-rsid="00acc755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Text_20_body">
      <style:paragraph-properties fo:margin-top="0cm" fo:margin-bottom="0cm" style:contextual-spacing="false"/>
      <style:text-properties fo:color="#c9211e" loext:opacity="100%" style:font-name="Calibri" fo:font-size="11pt" fo:language="fr" fo:country="FR" fo:font-style="normal" style:text-underline-style="none" fo:font-weight="normal" officeooo:rsid="00a117ac" officeooo:paragraph-rsid="00a117ac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Text_20_body">
      <style:paragraph-properties fo:margin-top="0cm" fo:margin-bottom="0cm" style:contextual-spacing="false"/>
      <style:text-properties fo:color="#c9211e" loext:opacity="100%" style:font-name="Calibri" fo:font-size="11pt" fo:language="fr" fo:country="FR" fo:font-style="normal" style:text-underline-style="none" fo:font-weight="normal" officeooo:rsid="00a117ac" officeooo:paragraph-rsid="00a19c7c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Text_20_body">
      <style:paragraph-properties fo:margin-top="0cm" fo:margin-bottom="0cm" style:contextual-spacing="false"/>
      <style:text-properties fo:color="#c9211e" loext:opacity="100%" style:font-name="Calibri" fo:font-size="11pt" fo:language="fr" fo:country="FR" fo:font-style="normal" style:text-underline-style="none" fo:font-weight="normal" officeooo:rsid="00a117ac" officeooo:paragraph-rsid="00a2620f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Text_20_body">
      <style:paragraph-properties fo:margin-top="0cm" fo:margin-bottom="0cm" style:contextual-spacing="false"/>
      <style:text-properties fo:color="#c9211e" loext:opacity="100%" style:font-name="Calibri" fo:font-size="11pt" fo:language="fr" fo:country="FR" fo:font-style="normal" style:text-underline-style="none" fo:font-weight="normal" officeooo:rsid="00a117ac" officeooo:paragraph-rsid="00a3bc42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Text_20_body">
      <style:paragraph-properties fo:margin-top="0cm" fo:margin-bottom="0cm" style:contextual-spacing="false"/>
      <style:text-properties fo:color="#c9211e" loext:opacity="100%" style:font-name="Calibri" fo:font-size="11pt" fo:language="fr" fo:country="FR" fo:font-style="normal" style:text-underline-style="none" fo:font-weight="normal" officeooo:rsid="00a117ac" officeooo:paragraph-rsid="00a5b431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Text_20_body">
      <style:paragraph-properties fo:margin-top="0cm" fo:margin-bottom="0cm" style:contextual-spacing="false"/>
      <style:text-properties fo:color="#c9211e" loext:opacity="100%" style:font-name="Calibri" fo:font-size="11pt" fo:language="fr" fo:country="FR" fo:font-style="normal" style:text-underline-style="none" fo:font-weight="normal" officeooo:rsid="00a117ac" officeooo:paragraph-rsid="00acc755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Text_20_body">
      <style:paragraph-properties fo:margin-top="0cm" fo:margin-bottom="0cm" style:contextual-spacing="false"/>
      <style:text-properties fo:color="#c9211e" loext:opacity="100%" style:font-name="Calibri" fo:font-size="11pt" fo:language="fr" fo:country="FR" fo:font-style="normal" style:text-underline-style="none" fo:font-weight="normal" officeooo:rsid="00a8c69c" officeooo:paragraph-rsid="00a8c69c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Text_20_body">
      <style:paragraph-properties fo:margin-top="0cm" fo:margin-bottom="0cm" style:contextual-spacing="false"/>
      <style:text-properties fo:color="#c9211e" loext:opacity="100%" style:font-name="Calibri" fo:font-size="11pt" fo:language="fr" fo:country="FR" fo:font-style="normal" style:text-underline-style="none" fo:font-weight="normal" officeooo:rsid="00a8c69c" officeooo:paragraph-rsid="00acc755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Text_20_body">
      <style:paragraph-properties fo:margin-top="0cm" fo:margin-bottom="0cm" style:contextual-spacing="false"/>
      <style:text-properties fo:color="#c9211e" loext:opacity="100%" style:font-name="Calibri" fo:font-size="11pt" fo:language="fr" fo:country="FR" fo:font-style="normal" style:text-underline-style="none" fo:font-weight="normal" officeooo:rsid="00a96c1d" officeooo:paragraph-rsid="00a96c1d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Text_20_body">
      <style:paragraph-properties fo:margin-top="0cm" fo:margin-bottom="0cm" style:contextual-spacing="false"/>
      <style:text-properties fo:color="#c9211e" loext:opacity="100%" style:font-name="Calibri" fo:font-size="11pt" fo:language="fr" fo:country="FR" fo:font-style="normal" style:text-underline-style="none" fo:font-weight="normal" officeooo:rsid="00a96c1d" officeooo:paragraph-rsid="00acc755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Text_20_body">
      <style:paragraph-properties fo:margin-top="0cm" fo:margin-bottom="0cm" style:contextual-spacing="false"/>
      <style:text-properties style:font-name="Calibri" fo:font-size="11pt" officeooo:paragraph-rsid="002d16dc" style:font-size-asian="11pt" style:font-size-complex="11pt"/>
    </style:style>
    <style:style style:name="P20" style:family="paragraph" style:parent-style-name="Text_20_body">
      <style:paragraph-properties fo:margin-top="0cm" fo:margin-bottom="0cm" style:contextual-spacing="false"/>
      <style:text-properties style:font-name="Calibri" fo:font-size="11pt" officeooo:paragraph-rsid="00acc755" style:font-size-asian="11pt" style:font-size-complex="11pt"/>
    </style:style>
    <style:style style:name="P21" style:family="paragraph" style:parent-style-name="Text_20_body" style:list-style-name="L1">
      <style:paragraph-properties fo:margin-top="0cm" fo:margin-bottom="0cm" style:contextual-spacing="false"/>
      <style:text-properties fo:font-size="11pt" officeooo:paragraph-rsid="0055b62d" style:font-size-asian="11pt" style:font-size-complex="11pt"/>
    </style:style>
    <style:style style:name="P22" style:family="paragraph" style:parent-style-name="Text_20_body" style:list-style-name="L1">
      <style:paragraph-properties fo:margin-top="0cm" fo:margin-bottom="0cm" style:contextual-spacing="false"/>
      <style:text-properties fo:font-size="11pt" officeooo:paragraph-rsid="00790bcf" style:font-size-asian="11pt" style:font-size-complex="11pt"/>
    </style:style>
    <style:style style:name="P23" style:family="paragraph" style:parent-style-name="Text_20_body" style:list-style-name="L1">
      <style:paragraph-properties fo:margin-top="0cm" fo:margin-bottom="0cm" style:contextual-spacing="false"/>
      <style:text-properties fo:font-size="11pt" officeooo:paragraph-rsid="00acc755" style:font-size-asian="11pt" style:font-size-complex="11pt"/>
    </style:style>
    <style:style style:name="P24" style:family="paragraph" style:parent-style-name="Text_20_body">
      <style:paragraph-properties fo:margin-top="0cm" fo:margin-bottom="0cm" style:contextual-spacing="false"/>
      <style:text-properties fo:font-size="11pt" officeooo:paragraph-rsid="0095e6fc" style:font-size-asian="11pt" style:font-size-complex="11pt"/>
    </style:style>
    <style:style style:name="P25" style:family="paragraph" style:parent-style-name="Text_20_body">
      <style:paragraph-properties fo:margin-top="0cm" fo:margin-bottom="0cm" style:contextual-spacing="false"/>
      <style:text-properties fo:font-size="11pt" officeooo:paragraph-rsid="00acc755" style:font-size-asian="11pt" style:font-size-complex="11pt"/>
    </style:style>
    <style:style style:name="P26" style:family="paragraph" style:parent-style-name="Title">
      <style:paragraph-properties fo:margin-top="0cm" fo:margin-bottom="0cm" style:contextual-spacing="false"/>
      <style:text-properties fo:font-size="15pt" officeooo:paragraph-rsid="00460a15" style:font-size-asian="15pt" style:font-size-complex="15pt"/>
    </style:style>
    <style:style style:name="P27" style:family="paragraph" style:parent-style-name="Title">
      <style:paragraph-properties fo:margin-top="0cm" fo:margin-bottom="0cm" style:contextual-spacing="false"/>
      <style:text-properties fo:font-size="15pt" officeooo:paragraph-rsid="00acc755" style:font-size-asian="15pt" style:font-size-complex="15pt"/>
    </style:style>
    <style:style style:name="T1" style:family="text">
      <style:text-properties fo:font-size="12pt" officeooo:rsid="0064d6a9" style:font-size-asian="12pt" style:font-size-complex="12pt"/>
    </style:style>
    <style:style style:name="T2" style:family="text">
      <style:text-properties fo:font-size="12pt" officeooo:rsid="007605a2" style:font-size-asian="12pt" style:font-size-complex="12pt"/>
    </style:style>
    <style:style style:name="T3" style:family="text">
      <style:text-properties fo:color="#3465a4" loext:opacity="100%" style:font-name="Calibri" style:text-underline-style="solid" style:text-underline-width="auto" style:text-underline-color="font-color" officeooo:rsid="000cc793"/>
    </style:style>
    <style:style style:name="T4" style:family="text">
      <style:text-properties fo:color="#3465a4" loext:opacity="100%" style:font-name="Calibri" style:text-underline-style="solid" style:text-underline-width="auto" style:text-underline-color="font-color" officeooo:rsid="0054c6db"/>
    </style:style>
    <style:style style:name="T5" style:family="text">
      <style:text-properties fo:color="#3465a4" loext:opacity="100%" style:font-name="Calibri" style:text-underline-style="solid" style:text-underline-width="auto" style:text-underline-color="font-color" officeooo:rsid="00aadc34"/>
    </style:style>
    <style:style style:name="T6" style:family="text">
      <style:text-properties fo:color="#3465a4" loext:opacity="100%" style:font-name="Calibri" style:text-underline-style="solid" style:text-underline-width="auto" style:text-underline-color="font-color" fo:font-weight="bold" officeooo:rsid="0053b8ea" style:font-name-asian="Noto Sans CJK SC" style:font-weight-asian="bold" style:font-name-complex="Lohit Devanagari" style:font-weight-complex="bold"/>
    </style:style>
    <style:style style:name="T7" style:family="text">
      <style:text-properties fo:color="#3465a4" loext:opacity="100%" style:font-name="Calibri" fo:font-size="28pt" style:text-underline-style="solid" style:text-underline-width="auto" style:text-underline-color="font-color" fo:font-weight="bold" officeooo:rsid="0053b8ea" style:font-name-asian="Noto Sans CJK SC" style:font-size-asian="28pt" style:font-weight-asian="bold" style:font-name-complex="Lohit Devanagari" style:font-size-complex="28pt" style:font-weight-complex="bold"/>
    </style:style>
    <style:style style:name="T8" style:family="text">
      <style:text-properties fo:color="#000000" loext:opacity="100%" style:font-name="Calibri" fo:font-size="12pt" fo:language="fr" fo:country="FR" fo:font-style="normal" style:text-underline-style="none" fo:font-weight="normal" officeooo:rsid="0003f64a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00" loext:opacity="100%" style:font-name="Calibri" fo:font-size="12pt" fo:language="fr" fo:country="FR" fo:font-style="normal" style:text-underline-style="none" fo:font-weight="normal" officeooo:rsid="003f2fc4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000000" loext:opacity="100%" style:font-name="Calibri" fo:font-size="12pt" fo:language="fr" fo:country="FR" fo:font-style="normal" style:text-underline-style="none" fo:font-weight="normal" officeooo:rsid="005d7be4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000000" loext:opacity="100%" style:font-name="Calibri" fo:font-size="12pt" fo:language="fr" fo:country="FR" fo:font-style="normal" style:text-underline-style="none" fo:font-weight="normal" officeooo:rsid="0055b62d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000000" loext:opacity="100%" style:font-name="Calibri" fo:font-size="12pt" fo:language="fr" fo:country="FR" fo:font-style="normal" style:text-underline-style="none" fo:font-weight="normal" officeooo:rsid="0068b7d8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000000" loext:opacity="100%" style:font-name="Calibri" fo:font-size="12pt" fo:language="fr" fo:country="FR" fo:font-style="normal" style:text-underline-style="none" fo:font-weight="normal" officeooo:rsid="0069c1b6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00" loext:opacity="100%" style:font-name="Calibri" fo:font-size="12pt" fo:language="fr" fo:country="FR" fo:font-style="normal" style:text-underline-style="none" fo:font-weight="normal" officeooo:rsid="0064d6a9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loext:opacity="100%" style:font-name="Calibri" fo:font-size="12pt" fo:language="fr" fo:country="FR" fo:font-style="normal" style:text-underline-style="none" fo:font-weight="normal" officeooo:rsid="006c7cee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00" loext:opacity="100%" style:font-name="Calibri" fo:font-size="12pt" fo:language="fr" fo:country="FR" fo:font-style="normal" style:text-underline-style="none" fo:font-weight="normal" officeooo:rsid="00790bcf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000000" loext:opacity="100%" style:font-name="Calibri" fo:font-size="12pt" fo:language="fr" fo:country="FR" fo:font-style="normal" style:text-underline-style="none" fo:font-weight="normal" officeooo:rsid="007a7142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loext:opacity="100%" style:font-name="Calibri" fo:font-size="12pt" fo:language="fr" fo:country="FR" fo:font-style="normal" style:text-underline-style="none" fo:font-weight="normal" officeooo:rsid="00910085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000000" loext:opacity="100%" style:font-name="Calibri" fo:font-size="12pt" fo:language="fr" fo:country="FR" fo:font-style="italic" style:text-underline-style="none" fo:font-weight="normal" officeooo:rsid="0064d6a9" style:font-size-asian="12pt" style:font-style-asian="italic" style:font-weight-asian="normal" style:font-size-complex="12pt" style:font-style-complex="italic" style:font-weight-complex="normal"/>
    </style:style>
    <style:style style:name="T20" style:family="text">
      <style:text-properties fo:color="#000000" loext:opacity="100%" style:font-name="Calibri" fo:font-size="12pt" fo:language="fr" fo:country="FR" fo:font-style="italic" style:text-underline-style="none" fo:font-weight="normal" officeooo:rsid="0072c501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fo:color="#000000" loext:opacity="100%" style:font-name="Calibri" fo:font-size="12pt" fo:language="fr" fo:country="FR" fo:font-style="italic" style:text-underline-style="none" fo:font-weight="normal" officeooo:rsid="0095e6fc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fo:color="#000000" loext:opacity="100%" style:font-name="Calibri" fo:font-size="12pt" fo:language="fr" fo:country="FR" fo:font-style="italic" style:text-underline-style="none" fo:font-weight="normal" officeooo:rsid="00744303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fo:color="#000000" loext:opacity="100%" style:font-name="Calibri" fo:language="fr" fo:country="FR" fo:font-style="normal" style:text-underline-style="none" fo:font-weight="normal" officeooo:rsid="0003f64a" style:font-style-asian="normal" style:font-weight-asian="normal" style:font-style-complex="normal" style:font-weight-complex="normal"/>
    </style:style>
    <style:style style:name="T24" style:family="text">
      <style:text-properties fo:color="#000000" loext:opacity="100%" style:font-name="Calibri" fo:language="fr" fo:country="FR" fo:font-style="normal" style:text-underline-style="none" fo:font-weight="normal" officeooo:rsid="003f2fc4" style:font-style-asian="normal" style:font-weight-asian="normal" style:font-style-complex="normal" style:font-weight-complex="normal"/>
    </style:style>
    <style:style style:name="T25" style:family="text">
      <style:text-properties fo:color="#000000" loext:opacity="100%" style:font-name="Calibri" fo:language="fr" fo:country="FR" fo:font-style="normal" style:text-underline-style="none" fo:font-weight="normal" officeooo:rsid="005d7be4" style:font-style-asian="normal" style:font-weight-asian="normal" style:font-style-complex="normal" style:font-weight-complex="normal"/>
    </style:style>
    <style:style style:name="T26" style:family="text">
      <style:text-properties fo:color="#000000" loext:opacity="100%" style:font-name="Calibri" fo:language="fr" fo:country="FR" fo:font-style="normal" style:text-underline-style="none" fo:font-weight="normal" officeooo:rsid="0055b62d" style:font-style-asian="normal" style:font-weight-asian="normal" style:font-style-complex="normal" style:font-weight-complex="normal"/>
    </style:style>
    <style:style style:name="T27" style:family="text">
      <style:text-properties fo:color="#000000" loext:opacity="100%" style:font-name="Calibri" fo:language="fr" fo:country="FR" fo:font-style="normal" style:text-underline-style="none" fo:font-weight="normal" officeooo:rsid="0068b7d8" style:font-style-asian="normal" style:font-weight-asian="normal" style:font-style-complex="normal" style:font-weight-complex="normal"/>
    </style:style>
    <style:style style:name="T28" style:family="text">
      <style:text-properties fo:color="#000000" loext:opacity="100%" style:font-name="Calibri" fo:language="fr" fo:country="FR" fo:font-style="normal" style:text-underline-style="none" fo:font-weight="normal" officeooo:rsid="0069c1b6" style:font-style-asian="normal" style:font-weight-asian="normal" style:font-style-complex="normal" style:font-weight-complex="normal"/>
    </style:style>
    <style:style style:name="T29" style:family="text">
      <style:text-properties fo:color="#000000" loext:opacity="100%" style:font-name="Calibri" fo:language="fr" fo:country="FR" fo:font-style="normal" style:text-underline-style="none" fo:font-weight="normal" officeooo:rsid="00910085" style:font-style-asian="normal" style:font-weight-asian="normal" style:font-style-complex="normal" style:font-weight-complex="normal"/>
    </style:style>
    <style:style style:name="T30" style:family="text">
      <style:text-properties fo:color="#000000" loext:opacity="100%" style:font-name="Calibri" fo:language="fr" fo:country="FR" fo:font-style="normal" style:text-underline-style="none" fo:font-weight="normal" officeooo:rsid="0064d6a9" style:font-style-asian="normal" style:font-weight-asian="normal" style:font-style-complex="normal" style:font-weight-complex="normal"/>
    </style:style>
    <style:style style:name="T31" style:family="text">
      <style:text-properties fo:color="#000000" loext:opacity="100%" style:font-name="Calibri" fo:language="fr" fo:country="FR" fo:font-style="normal" style:text-underline-style="none" fo:font-weight="normal" officeooo:rsid="006c7cee" style:font-style-asian="normal" style:font-weight-asian="normal" style:font-style-complex="normal" style:font-weight-complex="normal"/>
    </style:style>
    <style:style style:name="T32" style:family="text">
      <style:text-properties fo:color="#000000" loext:opacity="100%" style:font-name="Calibri" fo:language="fr" fo:country="FR" fo:font-style="normal" style:text-underline-style="none" fo:font-weight="normal" officeooo:rsid="00790bcf" style:font-style-asian="normal" style:font-weight-asian="normal" style:font-style-complex="normal" style:font-weight-complex="normal"/>
    </style:style>
    <style:style style:name="T33" style:family="text">
      <style:text-properties fo:color="#000000" loext:opacity="100%" style:font-name="Calibri" fo:language="fr" fo:country="FR" fo:font-style="normal" style:text-underline-style="none" fo:font-weight="normal" officeooo:rsid="007a7142" style:font-style-asian="normal" style:font-weight-asian="normal" style:font-style-complex="normal" style:font-weight-complex="normal"/>
    </style:style>
    <style:style style:name="T34" style:family="text">
      <style:text-properties fo:color="#000000" loext:opacity="100%" style:font-name="Calibri" fo:language="fr" fo:country="FR" fo:font-style="italic" style:text-underline-style="none" fo:font-weight="normal" officeooo:rsid="0064d6a9" style:font-style-asian="italic" style:font-weight-asian="normal" style:font-style-complex="italic" style:font-weight-complex="normal"/>
    </style:style>
    <style:style style:name="T35" style:family="text">
      <style:text-properties fo:color="#000000" loext:opacity="100%" style:font-name="Calibri" fo:language="fr" fo:country="FR" fo:font-style="italic" style:text-underline-style="none" fo:font-weight="normal" officeooo:rsid="0072c501" style:font-style-asian="italic" style:font-weight-asian="normal" style:font-style-complex="italic" style:font-weight-complex="normal"/>
    </style:style>
    <style:style style:name="T36" style:family="text">
      <style:text-properties fo:color="#000000" loext:opacity="100%" style:font-name="Calibri" fo:language="fr" fo:country="FR" fo:font-style="italic" style:text-underline-style="none" fo:font-weight="normal" officeooo:rsid="0095e6fc" style:font-style-asian="italic" style:font-weight-asian="normal" style:font-style-complex="italic" style:font-weight-complex="normal"/>
    </style:style>
    <style:style style:name="T37" style:family="text">
      <style:text-properties fo:color="#000000" loext:opacity="100%" style:font-name="Calibri" fo:language="fr" fo:country="FR" fo:font-style="italic" style:text-underline-style="none" fo:font-weight="normal" officeooo:rsid="00744303" style:font-style-asian="italic" style:font-weight-asian="normal" style:font-style-complex="italic" style:font-weight-complex="normal"/>
    </style:style>
    <style:style style:name="T38" style:family="text">
      <style:text-properties fo:color="#2a6099" loext:opacity="100%" fo:font-size="16pt" style:text-underline-style="solid" style:text-underline-width="auto" style:text-underline-color="font-color" fo:font-weight="bold" officeooo:rsid="0030eebb" style:font-size-asian="16pt" style:font-weight-asian="bold" style:font-size-complex="16pt" style:font-weight-complex="bold"/>
    </style:style>
    <style:style style:name="T39" style:family="text">
      <style:text-properties fo:color="#2a6099" loext:opacity="100%" fo:font-size="16pt" style:text-underline-style="solid" style:text-underline-width="auto" style:text-underline-color="font-color" fo:font-weight="bold" officeooo:rsid="002d16dc" style:font-size-asian="16pt" style:font-weight-asian="bold" style:font-size-complex="16pt" style:font-weight-complex="bold"/>
    </style:style>
    <style:style style:name="T40" style:family="text">
      <style:text-properties fo:color="#2a6099" loext:opacity="100%" style:text-underline-style="solid" style:text-underline-width="auto" style:text-underline-color="font-color" fo:font-weight="bold" officeooo:rsid="0030eebb" style:font-weight-asian="bold" style:font-weight-complex="bold"/>
    </style:style>
    <style:style style:name="T41" style:family="text">
      <style:text-properties fo:color="#2a6099" loext:opacity="100%" style:text-underline-style="solid" style:text-underline-width="auto" style:text-underline-color="font-color" fo:font-weight="bold" officeooo:rsid="002d16dc" style:font-weight-asian="bold" style:font-weight-complex="bold"/>
    </style:style>
    <style:style style:name="T42" style:family="text">
      <style:text-properties officeooo:rsid="0064d6a9"/>
    </style:style>
    <style:style style:name="T43" style:family="text">
      <style:text-properties officeooo:rsid="0072c501"/>
    </style:style>
    <style:style style:name="T44" style:family="text">
      <style:text-properties officeooo:rsid="00744303"/>
    </style:style>
    <style:style style:name="T45" style:family="text">
      <style:text-properties officeooo:rsid="007605a2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5">Correction </text:span><text:span text:style-name="T3">Activité </text:span><text:span text:style-name="T4">2 </text:span><text:span text:style-name="T3">: L</text:span><text:span text:style-name="T6">e triangle du feu</text:span><text:span text:style-name="T3">.</text:span></text:p>
      <text:list xml:id="list1735221672" text:style-name="L1">
        <text:list-item>
          <text:p text:style-name="P21"><text:span text:style-name="T23">O</text:span><text:span text:style-name="T24">n dit souvent que lors d’un incendie, le plus dangereux, </text:span><text:span text:style-name="T25">ce ne sont pas </text:span><text:span text:style-name="T24">les flammes mais </text:span><text:span text:style-name="T26">l’asphyxie … pourquoi d’après toi ? </text:span><text:span text:style-name="T27">Aide toi de ce qui a été </text:span><text:span text:style-name="T28">appris</text:span><text:span text:style-name="T27"> dans l’activité 1.</text:span></text:p>
        </text:list-item>
      </text:list>
      <text:p text:style-name="P9">Les fumées toxiques et le manque de dioxygène pour la respiration représente le plus grand danger en cas d’incendie.</text:p>
      <text:p text:style-name="P24"><text:span text:style-name="T34">Après avoir regardé la vidéo </text:span><text:span text:style-name="T35">du document </text:span><text:span text:style-name="T36">2</text:span><text:span text:style-name="T37">...</text:span></text:p>
      <text:list xml:id="list231318672935438" text:continue-numbering="true" text:style-name="L1">
        <text:list-item>
          <text:p text:style-name="P1"><text:span text:style-name="T42">Q</text:span><text:span text:style-name="T45">uels sont les différents moyens utilisé par les pompiers pour éteindre un feu ?</text:span></text:p>
        </text:list-item>
      </text:list>
      <text:p text:style-name="P9">Faire des contre-feux pour priver le feu de son combustible. Priver le feu de dioxygène. Déverser de l’eau sur le feu.</text:p>
      <text:p text:style-name="P7"><text:span text:style-name="T42">Après avoir regardé la vidéo </text:span><text:span text:style-name="T43">du document </text:span><text:span text:style-name="T44">3...</text:span></text:p>
      <text:list xml:id="list231319046449575" text:continue-numbering="true" text:style-name="L1">
        <text:list-item>
          <text:p text:style-name="P1">Quel représentation symbolique les pompiers utilisent-ils pour représenter un feu ?</text:p>
        </text:list-item>
      </text:list>
      <text:p text:style-name="P10">Les pompiers utilisent le triangle du feu pour représenter les « ingrédients » nécessaire à la présence d’un feu.</text:p>
      <text:list xml:id="list231319762674964" text:continue-numbering="true" text:style-name="L1">
        <text:list-item>
          <text:p text:style-name="P1">Comment expliquent-ils les actions possibles pour éteindre un feu ? </text:p>
        </text:list-item>
      </text:list>
      <text:p text:style-name="P11">Pour éteindre un feu, il faut priver le feu d’un des côtés du triangle.</text:p>
      <text:list xml:id="list231320250237527" text:continue-numbering="true" text:style-name="L1">
        <text:list-item>
          <text:p text:style-name="P22"><text:span text:style-name="T29">À</text:span><text:span text:style-name="T30"> l’aide de tes réponses précédentes, quels sont les trois éléments essentiels pour </text:span><text:span text:style-name="T31">qu’</text:span><text:span text:style-name="T30">un feu </text:span><text:span text:style-name="T31">reste allumé</text:span><text:span text:style-name="T30">?</text:span></text:p>
        </text:list-item>
      </text:list>
      <text:p text:style-name="P12">Le feu a besoin de combustible (par exemple du bois), de comburant (du dioxygène), une source d’énergie (la chaleur dégagé par le feu par exemple)</text:p>
      <text:list xml:id="list231319573029915" text:continue-numbering="true" text:style-name="L1">
        <text:list-item>
          <text:p text:style-name="P22"><text:span text:style-name="T32">Quel</text:span><text:span text:style-name="T33">le</text:span><text:span text:style-name="T32"> attitude Laura devrait-elle adopter en cas de feu près d’un appareil électrique ?</text:span></text:p>
        </text:list-item>
      </text:list>
      <text:p text:style-name="P13">Il serait risqué d’employer l’eau… mieux vaux appeler les pompiers et couvrir le feu d’une serpillière humide bien essorée pour essayer de l’étouffer.</text:p>
      <text:p text:style-name="P19"><text:span text:style-name="T40">Pour a</text:span><text:span text:style-name="T41">ller un peu plus loin :</text:span></text:p>
      <text:list xml:id="list231319125045759" text:continue-numbering="true" text:style-name="L1">
        <text:list-item>
          <text:p text:style-name="P3">Quels sont les différents dangers lors d’un incendie ?</text:p>
        </text:list-item>
      </text:list>
      <text:p text:style-name="P15">Les différents danger d’un incendie sont l’asphyxie, l’intoxication par les fumées, la brûlure. Le premier réflexe doit être d’appeler les pompiers.</text:p>
      <text:list xml:id="list231320010423248" text:continue-numbering="true" text:style-name="L1">
        <text:list-item>
          <text:p text:style-name="P5">Pourquoi l’eau éteint-elle (généralement) le feu ?</text:p>
        </text:list-item>
      </text:list>
      <text:p text:style-name="P17">L’eau abaisse la température du feu, baisse son énergie disponible, quand le feu n’a plus assez d’énergie pour continuer, l’incendie s’arrête.</text:p>
      <text:p text:style-name="P17"/>
      <text:p text:style-name="P27"><text:span text:style-name="T5">Correction </text:span><text:span text:style-name="T3">Activité </text:span><text:span text:style-name="T4">2 </text:span><text:span text:style-name="T3">: L</text:span><text:span text:style-name="T6">e triangle du feu</text:span><text:span text:style-name="T3">.</text:span></text:p>
      <text:list xml:id="list231320377069383" text:continue-numbering="true" text:style-name="L1">
        <text:list-item>
          <text:p text:style-name="P23"><text:span text:style-name="T23">O</text:span><text:span text:style-name="T24">n dit souvent que lors d’un incendie, le plus dangereux, </text:span><text:span text:style-name="T25">ce ne sont pas </text:span><text:span text:style-name="T24">les flammes mais </text:span><text:span text:style-name="T26">l’asphyxie … pourquoi d’après toi ? </text:span><text:span text:style-name="T27">Aide toi de ce qui a été </text:span><text:span text:style-name="T28">appris</text:span><text:span text:style-name="T27"> dans l’activité 1.</text:span></text:p>
        </text:list-item>
      </text:list>
      <text:p text:style-name="P14">Les fumées toxiques et le manque de dioxygène pour la respiration représente le plus grand danger en cas d’incendie.</text:p>
      <text:p text:style-name="P25"><text:span text:style-name="T34">Après avoir regardé la vidéo </text:span><text:span text:style-name="T35">du document </text:span><text:span text:style-name="T36">2</text:span><text:span text:style-name="T37">...</text:span></text:p>
      <text:list xml:id="list231320058751347" text:continue-numbering="true" text:style-name="L1">
        <text:list-item>
          <text:p text:style-name="P2"><text:span text:style-name="T42">Q</text:span><text:span text:style-name="T45">uels sont les différents moyens utilisé par les pompiers pour éteindre un feu ?</text:span></text:p>
        </text:list-item>
      </text:list>
      <text:p text:style-name="P14">Faire des contre-feux pour priver le feu de son combustible. Priver le feu de dioxygène. Déverser de l’eau sur le feu.</text:p>
      <text:p text:style-name="P8"><text:span text:style-name="T42">Après avoir regardé la vidéo </text:span><text:span text:style-name="T43">du document </text:span><text:span text:style-name="T44">3...</text:span></text:p>
      <text:list xml:id="list231320234337735" text:continue-numbering="true" text:style-name="L1">
        <text:list-item>
          <text:p text:style-name="P2">Quel représentation symbolique les pompiers utilisent-ils pour représenter un feu ?</text:p>
        </text:list-item>
      </text:list>
      <text:p text:style-name="P14">Les pompiers utilisent le triangle du feu pour représenter les « ingrédients » nécessaire à la présence d’un feu.</text:p>
      <text:list xml:id="list231318779624138" text:continue-numbering="true" text:style-name="L1">
        <text:list-item>
          <text:p text:style-name="P2">Comment expliquent-ils les actions possibles pour éteindre un feu ? </text:p>
        </text:list-item>
      </text:list>
      <text:p text:style-name="P14">Pour éteindre un feu, il faut priver le feu d’un des côtés du triangle.</text:p>
      <text:list xml:id="list231318954394231" text:continue-numbering="true" text:style-name="L1">
        <text:list-item>
          <text:p text:style-name="P23"><text:span text:style-name="T29">À</text:span><text:span text:style-name="T30"> l’aide de tes réponses précédentes, quels sont les trois éléments essentiels pour </text:span><text:span text:style-name="T31">qu’</text:span><text:span text:style-name="T30">un feu </text:span><text:span text:style-name="T31">reste allumé</text:span><text:span text:style-name="T30">?</text:span></text:p>
        </text:list-item>
      </text:list>
      <text:p text:style-name="P14">Le feu a besoin de combustible (par exemple du bois), de comburant (du dioxygène), une source d’énergie (la chaleur dégagé par le feu par exemple)</text:p>
      <text:list xml:id="list231319907347466" text:continue-numbering="true" text:style-name="L1">
        <text:list-item>
          <text:p text:style-name="P23"><text:span text:style-name="T32">Quel</text:span><text:span text:style-name="T33">le</text:span><text:span text:style-name="T32"> attitude Laura devrait-elle adopter en cas de feu près d’un appareil électrique ?</text:span></text:p>
        </text:list-item>
      </text:list>
      <text:p text:style-name="P14">Il serait risqué d’employer l’eau… mieux vaux appeler les pompiers et couvrir le feu d’une serpillière humide bien essorée pour essayer de l’étouffer.</text:p>
      <text:p text:style-name="P20"><text:span text:style-name="T40">Pour a</text:span><text:span text:style-name="T41">ller un peu plus loin :</text:span></text:p>
      <text:list xml:id="list231318512510315" text:continue-numbering="true" text:style-name="L1">
        <text:list-item>
          <text:p text:style-name="P4">Quels sont les différents dangers lors d’un incendie ?</text:p>
        </text:list-item>
      </text:list>
      <text:p text:style-name="P16">Les différents danger d’un incendie sont l’asphyxie, l’intoxication par les fumées, la brûlure. Le premier réflexe doit être d’appeler les pompiers.</text:p>
      <text:list xml:id="list231319655721291" text:continue-numbering="true" text:style-name="L1">
        <text:list-item>
          <text:p text:style-name="P6">Pourquoi l’eau éteint-elle (généralement) le feu ?</text:p>
        </text:list-item>
      </text:list>
      <text:p text:style-name="P18">L’eau abaisse la température du feu, baisse son énergie disponible, quand le feu n’a plus assez d’énergie pour continuer, l’incendie s’arrêt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3H22M12S</meta:editing-duration>
    <meta:editing-cycles>66</meta:editing-cycles>
    <meta:generator>LibreOffice/7.0.4.2$Linux_X86_64 LibreOffice_project/00$Build-2</meta:generator>
    <meta:creation-date>2020-12-10T19:48:27.430557964</meta:creation-date>
    <meta:initial-creator>J Cercy</meta:initial-creator>
    <dc:date>2021-01-21T23:13:18.232803917</dc:date>
    <dc:creator>J Cercy</dc:creator>
    <meta:document-statistic meta:table-count="0" meta:image-count="0" meta:object-count="0" meta:page-count="1" meta:paragraph-count="40" meta:word-count="636" meta:character-count="3783" meta:non-whitespace-character-count="3201"/>
    <meta:template xlink:type="simple" xlink:actuate="onRequest" xlink:title="activite_type" xlink:href="../../../../../../../../../../../.config/libreoffice/4/user/template/activite_type.ott" meta:date="2020-12-10T19:48:24.899246998"/>
  </office:meta>
</office:document-meta>
</file>